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89d2" officeooo:paragraph-rsid="001c89d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9</text:p>
      <text:p text:style-name="P1">412812216 39588698 618476302 23949062 385062504 500380912 133993220 253538412 49853908 556943110 421175120 31001886 698632544 659644094 543241562 328693230 473767878 94650192 261298668 81020646 152674656 71260178 410072894 657224934 385308024 500873116 377377992 221445580 289020784 280110540 668245976 272868024 609082470 662923876 215496588 352866418 625495606 362490372 87327484 87297392 171418748 767049532 134155334 519780706 164644960 522353024 34967376 497247742 419476468 115591096 177450740 521051328 455428582 324065320 476256088 438088048 520947238 350333814 20101160 386338066 210167922 680539272 508259732 527823142 773567838 112882440 255369880 667356898 42151602 430074426 110779286 685509134 375584708 121084406 444677050 729861000 600868530 393698160 688872478 453800664 517424924 659752878 570023768 766153438 25728816 407515478 230783020 441631022 715996086 636198788 700192302 224742384 532679674 418665374 444987160 783318514 502872626 73389986 262999934</text:p>
      <text:p text:style-name="P1">2577535 580702367</text:p>
      <text:p text:style-name="P1"/>
      <text:p text:style-name="P1"/>
      <text:p text:style-name="P1">25775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1T13:25:11.306254640</meta:creation-date>
    <dc:date>2015-09-21T13:32:44.374192789</dc:date>
    <meta:editing-duration>P0D</meta:editing-duration>
    <meta:editing-cycles>1</meta:editing-cycles>
    <meta:document-statistic meta:table-count="0" meta:image-count="0" meta:object-count="0" meta:page-count="1" meta:paragraph-count="4" meta:word-count="103" meta:character-count="1001" meta:non-whitespace-character-count="902"/>
    <meta:generator>LibreOffice/4.2.4.2$Linux_X86_64 LibreOffice_project/420m0$Build-2</meta:generator>
  </office:meta>
</office:document-meta>
</file>